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C000001A31639EE57C77F9A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2.1398in" draw:z-index="0"><draw:image xlink:href="Pictures/100000010000054C000001A31639EE57C77F9A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1:15:00.683931240</meta:creation-date>
    <dc:date>2022-09-26T11:17:04.222971036</dc:date>
    <meta:editing-duration>PT2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